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PathMetaModule.JXPathMeta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Meta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PathMetaModule.getContextObject( Configuration modeConf , Map object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XPathMetaModule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PathMetaModule.getAttributeValues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PathMeta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